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2.251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1.637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6-27T09:29:19.5">
            <text:p>0627 <text:s/>92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6-27T09:29:19.5">
            <text:p>0627 <text:s/>929</text:p>
          </table:table-cell>
          <table:table-cell table:style-name="ce8" table:formula="of:=NOW()" office:value-type="date" office:date-value="2022-06-27T09:29:19.5">
            <text:p>0627 <text:s/>92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6-27T09:29:19.5">
            <text:p>0627 <text:s/>92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6-27T09:29:19.5">
            <text:p>0627 <text:s/>929</text:p>
          </table:table-cell>
          <table:table-cell table:style-name="ce8" table:formula="of:=NOW()" office:value-type="date" office:date-value="2022-06-27T09:29:19.5">
            <text:p>0627 <text:s/>92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79999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6-27T09:29:16.49">
            <text:p>2022/6/27 9:2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2022/06/27</text:date>, <text:time>09:29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6-27T09:29:19.17</dc:date>
    <dc:creator>iwabuchi ken</dc:creator>
    <meta:editing-duration>P18DT8H44M52S</meta:editing-duration>
    <meta:editing-cycles>2532</meta:editing-cycles>
    <meta:generator>OpenOffice/4.1.3$Win32 OpenOffice.org_project/413m1$Build-9783</meta:generator>
    <meta:document-statistic meta:table-count="2" meta:cell-count="819" meta:object-count="0"/>
  </office:meta>
</office:document-meta>
</file>